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fo:margin-left="0in" fo:margin-right="0.3937in" fo:text-indent="0in" style:auto-text-indent="false"/>
    </style:style>
    <style:style style:name="P4" style:family="paragraph" style:parent-style-name="Text_20_body" style:list-style-name="L1"/>
    <style:style style:name="P5" style:family="paragraph" style:parent-style-name="Text_20_body" style:list-style-name="L1">
      <style:paragraph-properties fo:margin-left="0in" fo:margin-right="0.3937in" fo:text-indent="0in" style:auto-text-indent="false"/>
    </style:style>
    <style:style style:name="P6" style:family="paragraph" style:parent-style-name="Text_20_body" style:list-style-name="L2"/>
    <style:style style:name="P7" style:family="paragraph" style:parent-style-name="Text_20_body">
      <style:text-properties style:text-underline-style="none"/>
    </style:style>
    <style:style style:name="P8" style:family="paragraph" style:parent-style-name="Footer">
      <style:text-properties fo:font-weight="bold" style:font-weight-asian="bold" style:font-weight-complex="bold"/>
    </style:style>
    <style:style style:name="P9" style:family="paragraph" style:parent-style-name="Text_20_body">
      <style:paragraph-properties fo:break-before="page"/>
    </style:style>
    <style:style style:name="P10" style:family="paragraph" style:parent-style-name="Code">
      <style:text-properties fo:font-weight="normal" style:font-weight-asian="normal" style:font-weight-complex="normal"/>
    </style:style>
    <style:style style:name="P11"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Code">
      <style:text-properties fo:font-size="9pt" style:font-size-asian="9pt" style:font-size-complex="9pt"/>
    </style:style>
    <style:style style:name="P15" style:family="paragraph" style:parent-style-name="Code">
      <style:text-properties fo:color="#000000" fo:font-weight="normal" style:font-weight-asian="normal" style:font-weight-complex="normal"/>
    </style:style>
    <style:style style:name="P16" style:family="paragraph" style:parent-style-name="Code">
      <style:text-properties fo:color="#000000" style:font-name="Courier New" fo:font-size="9pt" style:font-name-asian="Courier New" style:font-size-asian="9pt" style:font-name-complex="Courier New" style:font-size-complex="9pt"/>
    </style:style>
    <style:style style:name="P17" style:family="paragraph" style:parent-style-name="Code">
      <style:paragraph-properties fo:margin-left="0in" fo:margin-right="0.3937in" fo:text-indent="0in" style:auto-text-indent="false"/>
    </style:style>
    <style:style style:name="P18"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itle">
      <style:text-properties fo:font-size="24pt" style:font-size-asian="24pt" style:font-size-complex="24pt"/>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fo:text-align="center" style:justify-single-word="false"/>
      <style:text-properties style:font-name="Arial" fo:font-size="20pt" style:font-size-asian="20pt" style:font-size-complex="20pt"/>
    </style:style>
    <style:style style:name="P23" style:family="paragraph" style:parent-style-name="Text_20_body">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6"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de" style:master-page-name="">
      <style:paragraph-properties style:page-number="auto" fo:keep-with-next="always"/>
      <style:text-properties fo:font-weight="normal" style:font-weight-asian="normal" style:font-weight-complex="normal"/>
    </style:style>
    <style:style style:name="P31" style:family="paragraph" style:parent-style-name="Text_20_body" style:list-style-name="L3">
      <style:text-properties fo:font-weight="bold" style:font-weight-asian="bold" style:font-weight-complex="bold"/>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text-properties style:text-underline-style="none"/>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paragraph-properties fo:margin-left="0in" fo:margin-right="0.3937in" fo:text-indent="0in" style:auto-text-indent="false"/>
    </style:style>
    <style:style style:name="P40" style:family="paragraph" style:parent-style-name="Text_20_body" style:list-style-name="L1">
      <style:paragraph-properties fo:margin-left="0in" fo:margin-right="0.3937in" fo:text-indent="0in" style:auto-text-indent="false"/>
    </style:style>
    <style:style style:name="P41" style:family="paragraph" style:parent-style-name="Text_20_body" style:list-style-name="L5">
      <style:paragraph-properties fo:margin-left="0in" fo:margin-right="0in" fo:text-indent="0in" style:auto-text-indent="false"/>
    </style:style>
    <style:style style:name="P42" style:family="paragraph" style:parent-style-name="Text_20_body" style:list-style-name="L5">
      <style:paragraph-properties fo:margin-left="0in" fo:margin-right="0in" fo:text-indent="0in" style:auto-text-indent="false"/>
      <style:text-properties fo:font-style="normal" style:text-underline-style="none" style:font-style-asian="normal" style:font-style-complex="normal"/>
    </style:style>
    <style:style style:name="P43"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list-style-name="L7">
      <style:paragraph-properties fo:margin-left="0in" fo:margin-right="0in" fo:text-indent="0in" style:auto-text-indent="false"/>
    </style:style>
    <style:style style:name="P45" style:family="paragraph" style:parent-style-name="Text_20_body" style:list-style-name="L5">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6" style:family="paragraph" style:parent-style-name="Text_20_body" style:list-style-name="L5">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7"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8" style:family="paragraph" style:parent-style-name="Text_20_body">
      <style:paragraph-properties fo:break-before="page"/>
    </style:style>
    <style:style style:name="P49" style:family="paragraph" style:parent-style-name="Heading_20_1" style:master-page-name="Right_20_Page">
      <style:paragraph-properties style:page-number="1" fo:break-before="auto" fo:break-after="auto"/>
    </style:style>
    <style:style style:name="P50" style:family="paragraph" style:parent-style-name="Heading_20_1" style:master-page-name="Right_20_Page">
      <style:paragraph-properties style:page-number="auto"/>
    </style:style>
    <style:style style:name="P51" style:family="paragraph" style:parent-style-name="Title" style:master-page-name="TitlePage">
      <style:paragraph-properties style:page-number="auto"/>
    </style:style>
    <style:style style:name="P52" style:family="paragraph" style:parent-style-name="Code" style:list-style-name="L3">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3" style:family="paragraph" style:parent-style-name="Code" style:list-style-name="L3">
      <style:text-properties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Cod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font-style-asian="normal" style:font-style-complex="normal"/>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1" style:family="text">
      <style:text-properties fo:color="#000000" style:font-name="Courier New" fo:font-weight="normal" style:font-name-asian="Courier New" style:font-weight-asian="normal" style:font-name-complex="Courier New" style:font-weight-complex="normal"/>
    </style:style>
    <style:style style:name="T22" style:family="text">
      <style:text-properties fo:color="#000000" style:font-name="Courier New" style:font-name-asian="Courier New" style:font-name-complex="Courier New"/>
    </style:style>
    <style:style style:name="T23" style:family="text">
      <style:text-properties style:font-name="Thorndale" fo:font-size="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tracked-changes>
        <text:changed-region text:id="ct142306296">
          <text:deletion>
            <office:change-info>
              <dc:creator>Owen Kellett</dc:creator>
              <dc:date>2009-03-18T15:52:00</dc:date>
            </office:change-info>
            <text:p text:style-name="P1">8</text:p>
          </text:deletion>
        </text:changed-region>
        <text:changed-region text:id="ct142306200">
          <text:deletion>
            <office:change-info>
              <dc:creator>unknown</dc:creator>
              <dc:date>2008-04-24T09:22:00</dc:date>
            </office:change-info>
            <text:p text:style-name="P1">7</text:p>
          </text:deletion>
        </text:changed-region>
        <text:changed-region text:id="ct142307032">
          <text:insertion>
            <office:change-info>
              <dc:creator>Owen Kellett</dc:creator>
              <dc:date>2009-03-18T15:52:00</dc:date>
            </office:change-info>
          </text:insertion>
        </text:changed-region>
        <text:changed-region text:id="ct142305368">
          <text:deletion>
            <office:change-info>
              <dc:creator>Owen Kellett</dc:creator>
              <dc:date>2009-03-18T15:54:00</dc:date>
            </office:change-info>
            <text:p text:style-name="Text_20_body">8</text:p>
          </text:deletion>
        </text:changed-region>
        <text:changed-region text:id="ct142306392">
          <text:deletion>
            <office:change-info>
              <dc:creator>unknown</dc:creator>
              <dc:date>2008-04-24T09:31:00</dc:date>
            </office:change-info>
            <text:p text:style-name="Text_20_body">7</text:p>
          </text:deletion>
        </text:changed-region>
        <text:changed-region text:id="ct142305760">
          <text:insertion>
            <office:change-info>
              <dc:creator>Owen Kellett</dc:creator>
              <dc:date>2009-03-18T15:54:00</dc:date>
            </office:change-info>
          </text:insertion>
        </text:changed-region>
        <text:changed-region text:id="ct142363392">
          <text:deletion>
            <office:change-info>
              <dc:creator>Jane Loizeaux</dc:creator>
              <dc:date>2008-04-22T16:42:00</dc:date>
            </office:change-info>
            <text:p text:style-name="Sidebar"><text:s/>arrays</text:p>
          </text:deletion>
        </text:changed-region>
        <text:changed-region text:id="ct142364304">
          <text:insertion>
            <office:change-info>
              <dc:creator>Jane Loizeaux</dc:creator>
              <dc:date>2008-04-22T16:42:00</dc:date>
            </office:change-info>
          </text:insertion>
        </text:changed-region>
        <text:changed-region text:id="ct142353136">
          <text:deletion>
            <office:change-info>
              <dc:creator>unknown</dc:creator>
              <dc:date>2008-04-24T09:22:00</dc:date>
            </office:change-info>
            <text:p text:style-name="Sidebar"><text:s/></text:p>
          </text:deletion>
        </text:changed-region>
        <text:changed-region text:id="ct142374688">
          <text:insertion>
            <office:change-info>
              <dc:creator>unknown</dc:creator>
              <dc:date>2008-04-24T09:22:00</dc:date>
            </office:change-info>
          </text:insertion>
        </text:changed-region>
        <text:changed-region text:id="ct142366032">
          <text:insertion>
            <office:change-info>
              <dc:creator>Jane Loizeaux</dc:creator>
              <dc:date>2008-04-22T16:42:00</dc:date>
            </office:change-info>
          </text:insertion>
        </text:changed-region>
        <text:changed-region text:id="ct142353016">
          <text:insertion>
            <office:change-info>
              <dc:creator>Jane Loizeaux</dc:creator>
              <dc:date>2008-04-22T17:02:00</dc:date>
            </office:change-info>
          </text:insertion>
        </text:changed-region>
        <text:changed-region text:id="ct141680888">
          <text:deletion>
            <office:change-info>
              <dc:creator>Jane Loizeaux</dc:creator>
              <dc:date>2008-04-22T17:03: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p>
          </text:deletion>
        </text:changed-region>
        <text:changed-region text:id="ct142421856">
          <text:insertion>
            <office:change-info>
              <dc:creator>Jane Loizeaux</dc:creator>
              <dc:date>2008-04-22T17:06:00</dc:date>
            </office:change-info>
          </text:insertion>
        </text:changed-region>
        <text:changed-region text:id="ct142471072">
          <text:deletion>
            <office:change-info>
              <dc:creator>Owen Kellett</dc:creator>
              <dc:date>2009-06-16T14:48:00</dc:date>
            </office:change-info>
            <text:p text:style-name="Code">8</text:p>
          </text:deletion>
          <text:insertion>
            <office:change-info office:chg-author="Jane Loizeaux" office:chg-date-time="2008-04-22T17:06:00"/>
          </text:insertion>
        </text:changed-region>
        <text:changed-region text:id="ct148730488">
          <text:insertion>
            <office:change-info>
              <dc:creator>Owen Kellett</dc:creator>
              <dc:date>2009-06-16T14:48:00</dc:date>
            </office:change-info>
          </text:insertion>
        </text:changed-region>
        <text:changed-region text:id="ct142096880">
          <text:insertion>
            <office:change-info>
              <dc:creator>Jane Loizeaux</dc:creator>
              <dc:date>2008-04-22T17:06:00</dc:date>
            </office:change-info>
          </text:insertion>
        </text:changed-region>
        <text:changed-region text:id="ct148840504">
          <text:deletion>
            <office:change-info>
              <dc:creator>Owen Kellett</dc:creator>
              <dc:date>2009-06-16T14:48:00</dc:date>
            </office:change-info>
            <text:p text:style-name="Code"><text:s/></text:p>
          </text:deletion>
          <text:insertion>
            <office:change-info office:chg-author="Jane Loizeaux" office:chg-date-time="2008-04-22T17:06:00"/>
          </text:insertion>
        </text:changed-region>
        <text:changed-region text:id="ct148840632">
          <text:insertion>
            <office:change-info>
              <dc:creator>Jane Loizeaux</dc:creator>
              <dc:date>2008-04-22T17:06:00</dc:date>
            </office:change-info>
          </text:insertion>
        </text:changed-region>
        <text:changed-region text:id="ct148813888">
          <text:insertion>
            <office:change-info>
              <dc:creator>Owen Kellett</dc:creator>
              <dc:date>2009-06-16T14:48:00</dc:date>
            </office:change-info>
          </text:insertion>
        </text:changed-region>
        <text:changed-region text:id="ct144387912">
          <text:insertion>
            <office:change-info>
              <dc:creator>Jane Loizeaux</dc:creator>
              <dc:date>2008-04-22T17:06:00</dc:date>
            </office:change-info>
          </text:insertion>
        </text:changed-region>
        <text:changed-region text:id="ct148787440">
          <text:insertion>
            <office:change-info>
              <dc:creator>Owen Kellett</dc:creator>
              <dc:date>2009-06-16T14:48:00</dc:date>
            </office:change-info>
          </text:insertion>
        </text:changed-region>
        <text:changed-region text:id="ct148536112">
          <text:insertion>
            <office:change-info>
              <dc:creator>Owen Kellett</dc:creator>
              <dc:date>2009-06-16T14:49:00</dc:date>
            </office:change-info>
          </text:insertion>
        </text:changed-region>
        <text:changed-region text:id="ct142426096">
          <text:insertion>
            <office:change-info>
              <dc:creator>Jane Loizeaux</dc:creator>
              <dc:date>2008-04-22T17:06:00</dc:date>
            </office:change-info>
          </text:insertion>
        </text:changed-region>
        <text:changed-region text:id="ct142421952">
          <text:insertion>
            <office:change-info>
              <dc:creator>Jane Loizeaux</dc:creator>
              <dc:date>2008-04-22T18:09:00</dc:date>
            </office:change-info>
          </text:insertion>
        </text:changed-region>
        <text:changed-region text:id="ct142422048">
          <text:deletion>
            <office:change-info>
              <dc:creator>Jane Loizeaux</dc:creator>
              <dc:date>2008-04-22T18:09:00</dc:date>
            </office:change-info>
            <text:h text:style-name="Heading_20_1" text:outline-level="1"/>
            <text:h text:style-name="Heading_20_1" text:outline-level="1"><text:line-break/></text:h>
          </text:deletion>
        </text:changed-region>
        <text:changed-region text:id="ct142424376">
          <text:deletion>
            <office:change-info>
              <dc:creator>Jane Loizeaux</dc:creator>
              <dc:date>2008-04-22T16:42:00</dc:date>
            </office:change-info>
            <text:p text:style-name="Text_20_body">The channel system supports both targeted messages to specific participants and broadcast messages that any participating client will receive. <text:s/></text:p>
          </text:deletion>
        </text:changed-region>
        <text:changed-region text:id="ct142423832">
          <text:insertion>
            <office:change-info>
              <dc:creator>Jane Loizeaux</dc:creator>
              <dc:date>2008-04-22T16:46:00</dc:date>
            </office:change-info>
          </text:insertion>
        </text:changed-region>
        <text:changed-region text:id="ct142424888">
          <text:insertion>
            <office:change-info>
              <dc:creator>Jane Loizeaux</dc:creator>
              <dc:date>2008-04-22T16:47:00</dc:date>
            </office:change-info>
          </text:insertion>
        </text:changed-region>
        <text:changed-region text:id="ct142420496">
          <text:insertion>
            <office:change-info>
              <dc:creator>Jane Loizeaux</dc:creator>
              <dc:date>2008-04-22T16:48:00</dc:date>
            </office:change-info>
          </text:insertion>
        </text:changed-region>
        <text:changed-region text:id="ct142425232">
          <text:deletion>
            <office:change-info>
              <dc:creator>Jane Loizeaux</dc:creator>
              <dc:date>2008-04-22T16:48:00</dc:date>
            </office:change-info>
            <text:p text:style-name="Text_20_body">on <text:s/>the channel, as well as send packets to users on the channel</text:p>
          </text:deletion>
        </text:changed-region>
        <text:changed-region text:id="ct142425136">
          <text:deletion>
            <office:change-info>
              <dc:creator>Jane Loizeaux</dc:creator>
              <dc:date>2008-04-22T16:43:00</dc:date>
            </office:change-info>
            <text:p text:style-name="Text_20_body">to any one user, or all packets </text:p>
          </text:deletion>
        </text:changed-region>
        <text:changed-region text:id="ct142424248">
          <text:deletion>
            <office:change-info>
              <dc:creator>Jane Loizeaux</dc:creator>
              <dc:date>2008-04-22T16:48:00</dc:date>
            </office:change-info>
            <text:p text:style-name="Text_20_body">also listen to packets sent </text:p>
          </text:deletion>
        </text:changed-region>
        <text:changed-region text:id="ct142424608">
          <text:deletion>
            <office:change-info>
              <dc:creator>Jane Loizeaux</dc:creator>
              <dc:date>2008-04-22T16:49:00</dc:date>
            </office:change-info>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p text:style-name="Text_20_body"/>
          </text:deletion>
        </text:changed-region>
        <text:changed-region text:id="ct142431000">
          <text:deletion>
            <office:change-info>
              <dc:creator>Jane Loizeaux</dc:creator>
              <dc:date>2008-04-22T16:49:00</dc:date>
            </office:change-info>
            <text:p text:style-name="Text_20_body"><text:span text:style-name="T1">f</text:span></text:p>
          </text:deletion>
        </text:changed-region>
        <text:changed-region text:id="ct142432712">
          <text:insertion>
            <office:change-info>
              <dc:creator>Jane Loizeaux</dc:creator>
              <dc:date>2008-04-22T16:49:00</dc:date>
            </office:change-info>
          </text:insertion>
        </text:changed-region>
        <text:changed-region text:id="ct142431880">
          <text:format-change>
            <office:change-info>
              <dc:creator>Jane Loizeaux</dc:creator>
              <dc:date>2008-04-22T16:49:00</dc:date>
            </office:change-info>
          </text:format-change>
        </text:changed-region>
        <text:changed-region text:id="ct142432136">
          <text:deletion>
            <office:change-info>
              <dc:creator>Jane Loizeaux</dc:creator>
              <dc:date>2008-04-22T16:49:00</dc:date>
            </office:change-info>
            <text:p text:style-name="Text_20_body"><text:span text:style-name="T1">b</text:span></text:p>
          </text:deletion>
        </text:changed-region>
        <text:changed-region text:id="ct142433152">
          <text:insertion>
            <office:change-info>
              <dc:creator>Jane Loizeaux</dc:creator>
              <dc:date>2008-04-22T16:49:00</dc:date>
            </office:change-info>
          </text:insertion>
        </text:changed-region>
        <text:changed-region text:id="ct142434744">
          <text:format-change>
            <office:change-info>
              <dc:creator>Jane Loizeaux</dc:creator>
              <dc:date>2008-04-22T16:50:00</dc:date>
            </office:change-info>
          </text:format-change>
        </text:changed-region>
        <text:changed-region text:id="ct142430072">
          <text:deletion>
            <office:change-info>
              <dc:creator>Jane Loizeaux</dc:creator>
              <dc:date>2008-04-22T17:07:00</dc:date>
            </office:change-info>
            <text:p text:style-name="P2">channelsByName.put(channel.getName(), channel);</text:p>
            <text:p text:style-name="P2"><text:s text:c="4"/>appendOutput("Joined to channel " + channel.getName());</text:p>
            <text:p text:style-name="P2"><text:s text:c="4"/>channelSelectorModel.addElement(channel.getName());</text:p>
            <text:p text:style-name="P2"><text:s text:c="4"/>return new HelloChannelListener();</text:p>
          </text:deletion>
        </text:changed-region>
        <text:changed-region text:id="ct142424080">
          <text:insertion>
            <office:change-info>
              <dc:creator>Jane Loizeaux</dc:creator>
              <dc:date>2008-04-22T17:07:00</dc:date>
            </office:change-info>
          </text:insertion>
        </text:changed-region>
        <text:changed-region text:id="ct142431408">
          <text:deletion>
            <office:change-info>
              <dc:creator>Jane Loizeaux</dc:creator>
              <dc:date>2008-04-22T16:50:00</dc:date>
            </office:change-info>
            <text:p text:style-name="Text_20_body">one of three variant methods of </text:p>
          </text:deletion>
        </text:changed-region>
        <text:changed-region text:id="ct141612832">
          <text:deletion>
            <office:change-info>
              <dc:creator>Jane Loizeaux</dc:creator>
              <dc:date>2008-04-22T16:51:00</dc:date>
            </office:change-info>
            <text:p text:style-name="Text_20_body">. The simplest of these</text:p>
          </text:deletion>
        </text:changed-region>
        <text:changed-region text:id="ct142427568">
          <text:insertion>
            <office:change-info>
              <dc:creator>Jane Loizeaux</dc:creator>
              <dc:date>2008-04-22T16:51:00</dc:date>
            </office:change-info>
          </text:insertion>
        </text:changed-region>
        <text:changed-region text:id="ct142431096">
          <text:deletion>
            <office:change-info>
              <dc:creator>Jane Loizeaux</dc:creator>
              <dc:date>2008-04-22T16:51:00</dc:date>
            </office:change-info>
            <text:p text:style-name="P3">The second version adds a <text:span text:style-name="T1">SessionID</text:span> as a destination for a private message (a <text:span text:style-name="T1">SessionID</text:span> is how the server identifies a user). The third takes an array of <text:span text:style-name="T1">SessionIDs.</text:span> <text:s text:c="3"/></text:p>
            <text:p text:style-name="Text_20_body">An application obtains a <text:span text:style-name="T1">SessionID</text:span> for another user in one of two ways:</text:p>
            <text:list text:style-name="L1">
              <text:list-item>
                <text:p text:style-name="P4">The server knows the <text:span text:style-name="T1">SessionIDs</text:span> of all the users, so server applications may choose to transmit this information via client/server communication. </text:p>
              </text:list-item>
              <text:list-item>
                <text:p text:style-name="P5">Clients can do their own bookkeeping, since every channel message comes with a “return address”.</text:p>
              </text:list-item>
              <text:list-item>
                <text:p text:style-name="P5"/>
              </text:list-item>
            </text:list>
          </text:deletion>
        </text:changed-region>
        <text:changed-region text:id="ct141613536">
          <text:insertion>
            <office:change-info>
              <dc:creator>unknown</dc:creator>
              <dc:date>2008-04-29T11:40:00</dc:date>
            </office:change-info>
          </text:insertion>
        </text:changed-region>
        <text:changed-region text:id="ct142429888">
          <text:deletion>
            <office:change-info>
              <dc:creator>Jane Loizeaux</dc:creator>
              <dc:date>2008-04-22T16:51:00</dc:date>
            </office:change-info>
            <text:p text:style-name="Text_20_body">three</text:p>
          </text:deletion>
        </text:changed-region>
        <text:changed-region text:id="ct142424704">
          <text:insertion>
            <office:change-info>
              <dc:creator>Jane Loizeaux</dc:creator>
              <dc:date>2008-04-22T16:51:00</dc:date>
            </office:change-info>
          </text:insertion>
        </text:changed-region>
        <text:changed-region text:id="ct142432992">
          <text:deletion>
            <office:change-info>
              <dc:creator>Jane Loizeaux</dc:creator>
              <dc:date>2008-04-22T16:51:00</dc:date>
            </office:change-info>
            <text:p text:style-name="Text_20_body">The first is a</text:p>
          </text:deletion>
        </text:changed-region>
        <text:changed-region text:id="ct142422144">
          <text:insertion>
            <office:change-info>
              <dc:creator>Jane Loizeaux</dc:creator>
              <dc:date>2008-04-22T16:51:00</dc:date>
            </office:change-info>
          </text:insertion>
        </text:changed-region>
        <text:changed-region text:id="ct141274680">
          <text:insertion>
            <office:change-info>
              <dc:creator>unknown</dc:creator>
              <dc:date>2008-04-29T11:40:00</dc:date>
            </office:change-info>
          </text:insertion>
        </text:changed-region>
        <text:changed-region text:id="ct141277584">
          <text:deletion>
            <office:change-info>
              <dc:creator>Jane Loizeaux</dc:creator>
              <dc:date>2008-04-22T16:51:00</dc:date>
            </office:change-info>
            <text:list text:style-name="L2">
              <text:list-item>
                <text:p text:style-name="P6">The next is the <text:span text:style-name="T1">SessionID</text:span> of the sender. </text:p>
              </text:list-item>
              <text:list-item>
                <text:p text:style-name="P6"/>
              </text:list-item>
            </text:list>
          </text:deletion>
        </text:changed-region>
        <text:changed-region text:id="ct142430168">
          <text:deletion>
            <office:change-info>
              <dc:creator>Jane Loizeaux</dc:creator>
              <dc:date>2008-04-22T16:51:00</dc:date>
            </office:change-info>
            <text:p text:style-name="Text_20_body">The third is t</text:p>
          </text:deletion>
        </text:changed-region>
        <text:changed-region text:id="ct141613088">
          <text:insertion>
            <office:change-info>
              <dc:creator>Jane Loizeaux</dc:creator>
              <dc:date>2008-04-22T16:51:00</dc:date>
            </office:change-info>
          </text:insertion>
        </text:changed-region>
        <text:changed-region text:id="ct142447768">
          <text:deletion>
            <office:change-info>
              <dc:creator>Jane Loizeaux</dc:creator>
              <dc:date>2008-04-22T17:08: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p>
          </text:deletion>
        </text:changed-region>
        <text:changed-region text:id="ct142468056">
          <text:insertion>
            <office:change-info>
              <dc:creator>Jane Loizeaux</dc:creator>
              <dc:date>2008-04-22T17:08:00</dc:date>
            </office:change-info>
          </text:insertion>
        </text:changed-region>
        <text:changed-region text:id="ct148852784">
          <text:deletion>
            <office:change-info>
              <dc:creator>Owen Kellett</dc:creator>
              <dc:date>2009-06-16T14:49:00</dc:date>
            </office:change-info>
            <text:p text:style-name="Code">8</text:p>
          </text:deletion>
          <text:insertion>
            <office:change-info office:chg-author="Jane Loizeaux" office:chg-date-time="2008-04-22T17:08:00"/>
          </text:insertion>
        </text:changed-region>
        <text:changed-region text:id="ct149100872">
          <text:insertion>
            <office:change-info>
              <dc:creator>Owen Kellett</dc:creator>
              <dc:date>2009-06-16T14:49:00</dc:date>
            </office:change-info>
          </text:insertion>
        </text:changed-region>
        <text:changed-region text:id="ct148865600">
          <text:insertion>
            <office:change-info>
              <dc:creator>Jane Loizeaux</dc:creator>
              <dc:date>2008-04-22T17:08:00</dc:date>
            </office:change-info>
          </text:insertion>
        </text:changed-region>
        <text:changed-region text:id="ct148912944">
          <text:deletion>
            <office:change-info>
              <dc:creator>Owen Kellett</dc:creator>
              <dc:date>2009-06-16T14:49:00</dc:date>
            </office:change-info>
            <text:p text:style-name="Code"><text:s/></text:p>
          </text:deletion>
          <text:insertion>
            <office:change-info office:chg-author="Jane Loizeaux" office:chg-date-time="2008-04-22T17:08:00"/>
          </text:insertion>
        </text:changed-region>
        <text:changed-region text:id="ct148912520">
          <text:insertion>
            <office:change-info>
              <dc:creator>Jane Loizeaux</dc:creator>
              <dc:date>2008-04-22T17:08:00</dc:date>
            </office:change-info>
          </text:insertion>
        </text:changed-region>
        <text:changed-region text:id="ct149064256">
          <text:insertion>
            <office:change-info>
              <dc:creator>Owen Kellett</dc:creator>
              <dc:date>2009-06-16T14:49:00</dc:date>
            </office:change-info>
          </text:insertion>
        </text:changed-region>
        <text:changed-region text:id="ct150482008">
          <text:insertion>
            <office:change-info>
              <dc:creator>Jane Loizeaux</dc:creator>
              <dc:date>2008-04-22T17:08:00</dc:date>
            </office:change-info>
          </text:insertion>
        </text:changed-region>
        <text:changed-region text:id="ct148876104">
          <text:insertion>
            <office:change-info>
              <dc:creator>Owen Kellett</dc:creator>
              <dc:date>2009-06-16T14:49:00</dc:date>
            </office:change-info>
          </text:insertion>
        </text:changed-region>
        <text:changed-region text:id="ct148878904">
          <text:insertion>
            <office:change-info>
              <dc:creator>Jane Loizeaux</dc:creator>
              <dc:date>2008-04-22T17:08:00</dc:date>
            </office:change-info>
          </text:insertion>
        </text:changed-region>
        <text:changed-region text:id="ct142468832">
          <text:deletion>
            <office:change-info>
              <dc:creator>Jane Loizeaux</dc:creator>
              <dc:date>2008-04-22T18:19:00</dc:date>
            </office:change-info>
            <text:p text:style-name="Text_20_body"><text:span text:style-name="T2"/></text:p>
            <text:p text:style-name="P7">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3">Project Darkstar Stack Extension Manua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Title"/>
      <text:p text:style-name="Title"/>
      <text:p text:style-name="Title"/>
      <text:p text:style-name="Title"/>
      <text:p text:style-name="Title"/>
      <text:p text:style-name="P20">Project Darkstar <text:line-break/>Client <text:s/>SDK Tutorial</text:p>
      <text:p text:style-name="P21"/>
      <text:p text:style-name="P21"/>
      <text:p text:style-name="P21"/>
      <text:p text:style-name="P21"/>
      <text:p text:style-name="P21"/>
      <text:p text:style-name="P21"/>
      <text:p text:style-name="P22"/>
      <text:p text:style-name="P22"/>
      <text:p text:style-name="P22"/>
      <text:p text:style-name="P22"/>
      <text:p text:style-name="P20"/>
      <text:p text:style-name="P1">Copyright © 200<text:change text:change-id="ct142306296"/><text:change text:change-id="ct142306200"/><text:change-start text:change-id="ct142307032"/>9<text:change-end text:change-id="ct142307032"/>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305368"/><text:change text:change-id="ct142306392"/><text:change-start text:change-id="ct142305760"/>9<text:change-end text:change-id="ct142305760"/>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text:soft-page-break/>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7">Introduction <text:s/>v</text:p>
          <text:p text:style-name="P27">Lesson 1: HelloUserClient <text:s/>1</text:p>
          <text:p text:style-name="P29">SimpleClient <text:s/>1</text:p>
          <text:p text:style-name="P29">Connecting <text:s/>1</text:p>
          <text:p text:style-name="P29">Client/Server Communication <text:s/>2</text:p>
          <text:p text:style-name="P29">Running HelloUserClient <text:s/>3</text:p>
          <text:p text:style-name="P29">Code: HelloUserClient <text:s/>3</text:p>
          <text:p text:style-name="P28">HelloUserClient <text:s/>3</text:p>
          <text:p text:style-name="P27">Lesson 2: HelloChannelClient <text:s/>10</text:p>
          <text:p text:style-name="P29">Publish/Subscribe Channels <text:s/>10</text:p>
          <text:p text:style-name="P29">Joining and Leaving a Channel <text:s/>10</text:p>
          <text:p text:style-name="P29">Sending and Receiving Channel Messages <text:s/>10</text:p>
          <text:p text:style-name="P29">Running HelloChannelClient <text:s/>11</text:p>
          <text:p text:style-name="P29">Code: HelloChannelClient <text:s/>11</text:p>
          <text:p text:style-name="P28">HelloChannelClient <text:s/>11</text:p>
          <text:p text:style-name="P27">Conclusion <text:s/>15</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13">not</text:span><text:span text:style-name="T14">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9"/>
      <text:h text:style-name="P49" text:outline-level="1">Lesson 1: HelloUserClient</text:h>
      <text:p text:style-name="Text_20_body">This lesson shows how to connect to the PDS and then communicate with it in the basic client/server mode. It is designed to go along with Lesson 5 of the <text:span text:style-name="T3">Project Darkstar</text:span><text:span text:style-name="T12"> Server Application Tutorial</text:span><text:span text:style-name="T8"> and </text:span>the <text:span text:style-name="T1">HelloUser</text:span> and <text:span text:style-name="T1">HelloEcho</text:span> examples in those lessons. It can also be used as a client for the <text:span text:style-name="T1">SwordWorld</text:span> sample application in Appendix A of the <text:span text:style-name="T3">Project Darkstar Server Application Tutorial</text:span>.</text:p>
      <text:p text:style-name="Text_20_body">To test this client, you will need to start either <text:span text:style-name="T1">HelloUser</text:span> or <text:span text:style-name="T1">HelloEcho</text:span> on the server (<text:span text:style-name="T1">HelloEcho</text:span> has more functionality). See the application tutorial for details on how to do this.</text:p>
      <text:h text:style-name="Heading_20_2" text:outline-level="2">SimpleClient</text:h>
      <text:p text:style-name="Text_20_body">The class <text:span text:style-name="T1">com.sun.sgs.client.simple.SimpleClient</text:span> is your gateway to the PDS. You create an instance of <text:span text:style-name="T1">SimpleClient</text:span> and then use it and its associated listener interface <text:span text:style-name="T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3">
        <text:list-item>
          <text:p text:style-name="P31">Create an instance of SimpleClient.<text:line-break/><text:span text:style-name="T14">The first thing you need to do is create an instance of the </text:span>SimpleClient<text:span text:style-name="T14"> class. </text:span>SimpleClient'<text:span text:style-name="T14">s constructor takes one parameter: a </text:span>SimpleClientListener<text:span text:style-name="T14"> to call for communication events. In most basic clients, this is likely the client's main class, in which case the code would look something like this:</text:span></text:p>
        </text:list-item>
      </text:list>
      <text:p text:style-name="P11">public class MyClient implements SimpleClientListener {</text:p>
      <text:p text:style-name="P11"/>
      <text:p text:style-name="P11"><text:s text:c="4"/>// ...</text:p>
      <text:p text:style-name="P18"/>
      <text:p text:style-name="Code"><text:span text:style-name="T15"><text:s text:c="4"/>simpleClient = new SimpleClient(this);</text:span><text:line-break/></text:p>
      <text:list text:style-name="L3" text:continue-numbering="true">
        <text:list-item>
          <text:p text:style-name="P35"><text:span text:style-name="T1">Create the login properties.<text:line-break/></text:span><text:span text:style-name="T14">The </text:span><text:span text:style-name="T1">login</text:span><text:span text:style-name="T14"> method of </text:span><text:span text:style-name="T1">SimpleClient</text:span><text:span text:style-name="T14"> expects one parameter as well, a </text:span><text:span text:style-name="T1">Properties</text:span><text:span text:style-name="T14"> object. The </text:span><text:span text:style-name="T1">SimpleClient</text:span><text:span text:style-name="T14"> implementation code expects two properties to be set: </text:span><text:span text:style-name="T16">host</text:span><text:span text:style-name="T14"> and </text:span><text:span text:style-name="T16">port</text:span><text:span text:style-name="T14">. Below is an example of how to set these:</text:span></text:p>
          <text:p text:style-name="P52">Properties connectProps = new Properties();</text:p>
        </text:list-item>
      </text:list>
      <text:p text:style-name="P12"><text:tab/>connectProps.put("host", "localhost");</text:p>
      <text:p text:style-name="Code"><text:span text:style-name="T15"><text:tab/>connectProps.put("port", "1139");</text:span><text:span text:style-name="T19"><text:line-break/></text:span></text:p>
      <text:list text:style-name="L3" text:continue-numbering="true">
        <text:list-item>
          <text:p text:style-name="P35"><text:span text:style-name="T1">Call the login method.<text:line-break/></text:span><text:span text:style-name="T14">To actually start the login process, you call the </text:span><text:span text:style-name="T1">login</text:span><text:span text:style-name="T14"> method. It is possible for </text:span><text:span text:style-name="T1">login</text:span><text:span text:style-name="T14"> to throw an </text:span><text:span text:style-name="T1">IOException</text:span>,<text:span text:style-name="T14"> so you should surround the call with a try/catch block:</text:span></text:p>
          <text:p text:style-name="P53">try {</text:p>
        </text:list-item>
      </text:list>
      <text:p text:style-name="P13"><text:tab/><text:tab/>simpleClient.login(connectProps);</text:p>
      <text:p text:style-name="P13"><text:tab/>} catch (IOException e) {</text:p>
      <text:p text:style-name="P13"><text:tab/><text:tab/>e.printStackTrace();</text:p>
      <text:p text:style-name="P13"><text:tab/><text:tab/>// ... try again, or try a different hostname</text:p>
      <text:p text:style-name="Code"><text:span text:style-name="T15"><text:tab/>}</text:span><text:span text:style-name="T20"><text:line-break/></text:span></text:p>
      <text:list text:style-name="L4">
        <text:list-item>
          <text:p text:style-name="P36"><text:span text:style-name="T1">Handle the authentication callback.<text:line-break/></text:span><text:span text:style-name="T14">In response to your request to log in, the API will call the </text:span><text:span text:style-name="T1">getPasswordAuthentication</text:span><text:span text:style-name="T14"> callback on your </text:span><text:span text:style-name="T1">SimpleClientListener</text:span><text:span text:style-name="T14"> to request the user name and password it will use to log in. “Password” in this case is a general term for any authentication information returned to the API in a byte array. Exactly </text:span><text:soft-page-break/><text:span text:style-name="T14">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14"><text:note text:id="ftn1" text:note-class="footnote"><text:note-citation>1</text:note-citation><text:note-body><text:p text:style-name="Footnote">Writing and using custom authenticators will be covered in the <text:span text:style-name="T11">Project Darkstar Server Stack Extension Manual</text:span><text:span text:style-name="T17">.</text:span></text:p></text:note-body></text:note></text:span><text:span text:style-name="T14"><text:line-break/><text:line-break/>A sample </text:span><text:span text:style-name="T1">getPasswordAuthentication</text:span><text:span text:style-name="T14"> callback implementation might look like this:</text:span></text:p>
        </text:list-item>
      </text:list>
      <text:p text:style-name="Code"><text:s text:c="4"/><text:span text:style-name="T14">/*</text:span></text:p>
      <text:p text:style-name="P2"><text:s text:c="5"/>* Returns dummy credentials where user is "guest-<text:span text:style-name="T3">&lt;random&gt;"</text:span></text:p>
      <text:p text:style-name="P2"><text:s text:c="5"/>* and the password is "guest". <text:s/>Real-world clients are likely</text:p>
      <text:p text:style-name="P2"><text:s text:c="5"/>* to pop up a login dialog to get these fields from the player.</text:p>
      <text:p text:style-name="P2"><text:s text:c="5"/>*/</text:p>
      <text:p text:style-name="P2"><text:s text:c="4"/>public PasswordAuthentication getPasswordAuthentication() {</text:p>
      <text:p text:style-name="P2"><text:s text:c="8"/>String player = "guest-" + random.nextInt(1000);</text:p>
      <text:p text:style-name="P2"><text:s text:c="8"/>setStatus("Logging in as " + player);</text:p>
      <text:p text:style-name="P2"><text:s text:c="8"/>String password = "guest";</text:p>
      <text:p text:style-name="P2"><text:s text:c="8"/>return new PasswordAuthentication(player, password.toCharArray());</text:p>
      <text:p text:style-name="P2"><text:s text:c="4"/>}</text:p>
      <text:p text:style-name="P17"/>
      <text:p text:style-name="P23">At the completion of these steps, the API will attempt to log in to the server. If it is successful, it will call the <text:span text:style-name="T1">loggedIn</text:span> callback on the <text:span text:style-name="T1">SimpleClientListener</text:span>. At this point, the client is connected to the server and can begin communicating with it. If login fails, the <text:span text:style-name="T1">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Project Darkstar Server API: <text:span text:style-name="T3">client/server</text:span> communication and <text:span text:style-name="T3">publish/subscribe channel</text:span> communication. Our first example uses client/server, which is the simpler of the two.</text:p>
      <text:p text:style-name="Sidebar">All communication in the PDS is done by sending and receiving byte<text:change text:change-id="ct142363392"/><text:change-start text:change-id="ct142364304"/>s in a language<text:change-end text:change-id="ct142364304"/><text:change text:change-id="ct142353136"/><text:change-start text:change-id="ct142374688"/>-<text:change-end text:change-id="ct142374688"/><text:change-start text:change-id="ct142366032"/>neutral format<text:change-end text:change-id="ct142366032"/>.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8">for example,</text:span> DCOM) or very complex, with serious overhead (<text:span text:style-name="T18">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1">send</text:span> method on the <text:span text:style-name="T1">SimpleClient</text:span> object. Since this call can throw an <text:span text:style-name="T1">IOException</text:span>, it too needs to be in a try/catch block. Here is a simple example from the <text:span text:style-name="T1">HelloUserClient</text:span> program:</text:p>
      <text:p text:style-name="P2">try {</text:p>
      <text:p text:style-name="P2"><text:s text:c="4"/>simpleClient.send(encodeString(getInputText()));</text:p>
      <text:p text:style-name="P2">} catch (IOException e) {</text:p>
      <text:p text:style-name="P2"><text:s text:c="4"/>e.printStackTrace();</text:p>
      <text:p text:style-name="P2">}</text:p>
      <text:p text:style-name="P25"/>
      <text:p text:style-name="Text_20_body">When the server sends a packet back to the client, it gets delivered to the application via the <text:span text:style-name="T1">receivedMessage</text:span> callback on the <text:span text:style-name="T1">SimpleClientListener</text:span>. Here again is a simple example from <text:span text:style-name="T1">HelloUserClient</text:span>:</text:p>
      <text:p text:style-name="P30">public void receivedMessage(byte[] message) {</text:p>
      <text:p text:style-name="P2"><text:s text:c="4"/>appendOutput("Server<text:change-start text:change-id="ct142353016"/> sent<text:change-end text:change-id="ct142353016"/>: " + decodeString(message));</text:p>
      <text:p text:style-name="P2"><text:soft-page-break/>} </text:p>
      <text:p text:style-name="P24"/>
      <text:p text:style-name="Text_20_body">That's all there is to getting client/server communication working with the Project Darkstar Server. Below is the complete code to <text:span text:style-name="T1">HelloUserClient</text:span>. If you start the <text:span text:style-name="T1">HelloEcho</text:span> server application from the <text:span text:style-name="T3">Project Darkstar</text:span><text:span text:style-name="T11"> Server Application Tutorial</text:span><text:span text:style-name="T2"> and then run </text:span><text:span text:style-name="T9">HelloUserClient</text:span><text:span text:style-name="T2">, you should see the user log in on the server; anything typed into the input field at the bottom of </text:span><text:span text:style-name="T9">HelloUserClient's</text:span><text:span text:style-name="T2">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tutorial-client.jar</text:span> file. To run <text:span text:style-name="T1">HelloUserClient</text:span> from the jar file:</text:p>
      <text:list text:style-name="L5">
        <text:list-item>
          <text:p text:style-name="P37">Change your working directory to the <text:span text:style-name="T1">tutorial</text:span> directory in the Project Darkstar Client SDK directory..</text:p>
        </text:list-item>
        <text:list-item>
          <text:p text:style-name="P37">Type the following command line:</text:p>
          <text:p text:style-name="P41">For Win32: </text:p>
          <text:p text:style-name="P45">java -cp tutorial-client.jar;..\lib\sgs-client.jar com.sun.sgs.tutorial.client.lesson1.HelloUserClient</text:p>
          <text:p text:style-name="P42">For Unix: </text:p>
          <text:p text:style-name="P46">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text:change text:change-id="ct141680888"/><text:change-start text:change-id="ct142421856"/>/*</text:p>
      <text:p text:style-name="Code"><text:s/>* Copyright (c) 2007-200<text:change-end text:change-id="ct142421856"/><text:change text:change-id="ct142471072"/><text:change-start text:change-id="ct148730488"/>9<text:change-end text:change-id="ct148730488"/><text:change-start text:change-id="ct142096880"/>,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oft-page-break/><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1;</text:p>
      <text:p text:style-name="Code"/>
      <text:p text:style-name="Code">import java.awt.BorderLayout;</text:p>
      <text:p text:style-name="Code">import java.awt.Container;</text:p>
      <text:p text:style-name="Code">import java.awt.event.ActionEvent;</text:p>
      <text:p text:style-name="Code">import java.awt.event.ActionListener;</text:p>
      <text:p text:style-name="Code">import java.io.UnsupportedEncodingException;</text:p>
      <text:p text:style-name="Code">import java.net.PasswordAuthentication;</text:p>
      <text:p text:style-name="Code">import java.nio.ByteBuffer;</text:p>
      <text:p text:style-name="Code">import java.util.Properties;</text:p>
      <text:p text:style-name="Code">import java.util.Random;</text:p>
      <text:p text:style-name="Code"/>
      <text:p text:style-name="Code">import javax.swing.JFrame;</text:p>
      <text:p text:style-name="Code">import javax.swing.JLabel;</text:p>
      <text:p text:style-name="Code">import javax.swing.JPanel;</text:p>
      <text:p text:style-name="Code">import javax.swing.JScrollPane;</text:p>
      <text:p text:style-name="Code">import javax.swing.JTextArea;</text:p>
      <text:p text:style-name="Code">import javax.swing.JTextField;</text:p>
      <text:p text:style-name="Code"/>
      <text:p text:style-name="Code">import com.sun.sgs.client.ClientChannel;</text:p>
      <text:p text:style-name="Code">import com.sun.sgs.client.ClientChannelListener;</text:p>
      <text:p text:style-name="Code">import com.sun.sgs.client.simple.SimpleClient;</text:p>
      <text:p text:style-name="Code">import com.sun.sgs.client.simple.SimpleClientListener;</text:p>
      <text:p text:style-name="Code"/>
      <text:p text:style-name="Code">/**</text:p>
      <text:p text:style-name="Code"><text:s/>* A simple GUI client that interacts with an SGS server-side app.</text:p>
      <text:p text:style-name="Code"><text:s/>* It presents a basic chat interface with an output area and input</text:p>
      <text:p text:style-name="Code"><text:s/>* field.</text:p>
      <text:p text:style-name="Code"><text:s/>* &lt;p&gt;</text:p>
      <text:p text:style-name="Code"><text:s/>* The client understands the following properties:</text:p>
      <text:p text:style-name="Code"><text:s/>* &lt;ul&gt;</text:p>
      <text:p text:style-name="Code"><text:s/>* &lt;li&gt;&lt;code&gt;{@value #HOST_PROPERTY}&lt;/code&gt; &lt;br&gt;</text:p>
      <text:p text:style-name="Code"><text:s/>* <text:s text:c="4"/>&lt;i&gt;Default:&lt;/i&gt; {@value #DEFAULT_HOST} &lt;br&gt;</text:p>
      <text:p text:style-name="Code"><text:s/>* <text:s text:c="4"/>The hostname of the server.&lt;p&gt;</text:p>
      <text:p text:style-name="Code"><text:s/>*</text:p>
      <text:p text:style-name="Code"><text:s/>* &lt;li&gt;&lt;code&gt;{@value #PORT_PROPERTY}&lt;/code&gt; &lt;br&gt;</text:p>
      <text:p text:style-name="Code"><text:s/>* <text:s text:c="4"/>&lt;i&gt;Default:&lt;/i&gt; {@value #DEFAULT_PORT} &lt;br&gt;</text:p>
      <text:p text:style-name="Code"><text:s/>* <text:s text:c="4"/>The port that the server is listening on.&lt;p&gt;</text:p>
      <text:p text:style-name="Code"><text:s/>*</text:p>
      <text:p text:style-name="Code"><text:s/>* &lt;/ul&gt;</text:p>
      <text:p text:style-name="Code"><text:s/>*/</text:p>
      <text:p text:style-name="Code">public class HelloUserClient extends JFrame</text:p>
      <text:p text:style-name="Code"><text:s text:c="4"/>implements SimpleClientListener, Act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e host property. */</text:p>
      <text:p text:style-name="Code"><text:s text:c="4"/>public static final String HOST_PROPERTY = "tutorial.host";</text:p>
      <text:p text:style-name="Code"/>
      <text:p text:style-name="Code"><text:s text:c="4"/>/** The default hostname. */</text:p>
      <text:p text:style-name="Code"><text:s text:c="4"/>public static final String DEFAULT_HOST = "localhost";</text:p>
      <text:p text:style-name="Code"/>
      <text:p text:style-name="Code"><text:s text:c="4"/>/** The name of the port property. */</text:p>
      <text:p text:style-name="Code"><text:s text:c="4"/>public static final String PORT_PROPERTY = "tutorial.port";</text:p>
      <text:p text:style-name="Code"/>
      <text:p text:style-name="Code"><text:s text:c="4"/>/** The default port. */</text:p>
      <text:p text:style-name="Code"><text:soft-page-break/><text:s text:c="4"/>public static final String DEFAULT_PORT = "1139";</text:p>
      <text:p text:style-name="Code"/>
      <text:p text:style-name="Code"><text:s text:c="4"/>/** The message encoding. */</text:p>
      <text:p text:style-name="Code"><text:s text:c="4"/>public static final String MESSAGE_CHARSET = "UTF-8";</text:p>
      <text:p text:style-name="Code"/>
      <text:p text:style-name="Code"><text:s text:c="4"/>/** The output area for chat messages. */</text:p>
      <text:p text:style-name="Code"><text:s text:c="4"/>protected final JTextArea outputArea;</text:p>
      <text:p text:style-name="Code"/>
      <text:p text:style-name="Code"><text:s text:c="4"/>/** The input field for the user to enter a chat message. */</text:p>
      <text:p text:style-name="Code"><text:s text:c="4"/>protected final JTextField inputField;</text:p>
      <text:p text:style-name="Code"/>
      <text:p text:style-name="Code"><text:s text:c="4"/>/** The panel that wraps the input field and any other UI. */</text:p>
      <text:p text:style-name="Code"><text:s text:c="4"/>protected final JPanel inputPanel;</text:p>
      <text:p text:style-name="Code"/>
      <text:p text:style-name="Code"><text:s text:c="4"/>/** The status indicator. */</text:p>
      <text:p text:style-name="Code"><text:s text:c="4"/>protected final JLabel statusLabel;</text:p>
      <text:p text:style-name="Code"/>
      <text:p text:style-name="Code"><text:s text:c="4"/>/** The {@link SimpleClient} instance for this client. */</text:p>
      <text:p text:style-name="Code"><text:s text:c="4"/>protected final SimpleClient simpleClient;</text:p>
      <text:p text:style-name="Code"/>
      <text:p text:style-name="Code"><text:s text:c="4"/>/** The random number generator for login names. */</text:p>
      <text:p text:style-name="Code"><text:s text:c="4"/>private final Random random = new Random();</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UserClient().login();</text:p>
      <text:p text:style-name="Code"><text:s text:c="4"/>}</text:p>
      <text:p text:style-name="Code"/>
      <text:p text:style-name="Code"><text:s text:c="4"/>// HelloUserClient methods</text:p>
      <text:p text:style-name="Code"/>
      <text:p text:style-name="Code"><text:s text:c="4"/>/**</text:p>
      <text:p text:style-name="Code"><text:s text:c="5"/>* Creates a new client UI.</text:p>
      <text:p text:style-name="Code"><text:s text:c="5"/>*/</text:p>
      <text:p text:style-name="Code"><text:s text:c="4"/>public HelloUserClient() {</text:p>
      <text:p text:style-name="Code"><text:s text:c="8"/>this(HelloUserClient.class.getSimpleName());</text:p>
      <text:p text:style-name="Code"><text:s text:c="4"/>}</text:p>
      <text:p text:style-name="Code"/>
      <text:p text:style-name="Code"><text:s text:c="4"/>/**</text:p>
      <text:p text:style-name="Code"><text:s text:c="5"/>* Creates a new client UI with the given window title.</text:p>
      <text:p text:style-name="Code"><text:s text:c="5"/>*</text:p>
      <text:p text:style-name="Code"><text:s text:c="5"/>* @param title the title for the client's window</text:p>
      <text:p text:style-name="Code"><text:s text:c="5"/>*/</text:p>
      <text:p text:style-name="Code"><text:s text:c="4"/>protected HelloUserClient(String title) {</text:p>
      <text:p text:style-name="Code"><text:s text:c="8"/>super(title);</text:p>
      <text:p text:style-name="Code"><text:s text:c="8"/>Container c = getContentPane();</text:p>
      <text:p text:style-name="Code"><text:s text:c="8"/>JPanel appPanel = new JPanel();</text:p>
      <text:p text:style-name="Code"><text:s text:c="8"/>appPanel.setFocusable(false);</text:p>
      <text:p text:style-name="Code"><text:s text:c="8"/>c.setLayout(new BorderLayout());</text:p>
      <text:p text:style-name="Code"><text:s text:c="8"/>appPanel.setLayout(new BorderLayout());</text:p>
      <text:p text:style-name="Code"><text:s text:c="8"/>outputArea = new JTextArea();</text:p>
      <text:p text:style-name="Code"><text:s text:c="8"/>outputArea.setEditable(false);</text:p>
      <text:p text:style-name="Code"><text:s text:c="8"/>outputArea.setFocusable(false);</text:p>
      <text:p text:style-name="Code"><text:s text:c="8"/>appPanel.add(new JScrollPane(outputArea), BorderLayout.CENTER);</text:p>
      <text:p text:style-name="Code"><text:s text:c="8"/>inputField = new JTextField();</text:p>
      <text:p text:style-name="Code"><text:s text:c="8"/>inputField.addActionListener(this);</text:p>
      <text:p text:style-name="Code"><text:s text:c="8"/>inputPanel = new JPanel();</text:p>
      <text:p text:style-name="Code"><text:s text:c="8"/>inputPanel.setLayout(new BorderLayout());</text:p>
      <text:p text:style-name="Code"><text:soft-page-break/><text:s text:c="8"/>populateInputPanel(inputPanel);</text:p>
      <text:p text:style-name="Code"><text:s text:c="8"/>inputPanel.setEnabled(false);</text:p>
      <text:p text:style-name="Code"><text:s text:c="8"/>appPanel.add(inputPanel, BorderLayout.SOUTH);</text:p>
      <text:p text:style-name="Code"><text:s text:c="8"/>c.add(appPanel, BorderLayout.CENTER);</text:p>
      <text:p text:style-name="Code"><text:s text:c="8"/>statusLabel = new JLabel();</text:p>
      <text:p text:style-name="Code"><text:s text:c="8"/>statusLabel.setFocusable(false);</text:p>
      <text:p text:style-name="Code"><text:s text:c="8"/>setStatus("Not Started");</text:p>
      <text:p text:style-name="Code"><text:s text:c="8"/>c.add(statusLabel, BorderLayout.SOUTH);</text:p>
      <text:p text:style-name="Code"><text:s text:c="8"/>setSize(640, 480);</text:p>
      <text:p text:style-name="Code"><text:s text:c="8"/>setDefaultCloseOperation(DISPOSE_ON_CLOSE);</text:p>
      <text:p text:style-name="Code"><text:s text:c="8"/>setVisible(true);</text:p>
      <text:p text:style-name="Code"><text:s text:c="8"/>simpleClient = new SimpleClient(this);</text:p>
      <text:p text:style-name="Code"><text:s text:c="4"/>}</text:p>
      <text:p text:style-name="Code"/>
      <text:p text:style-name="Code"><text:s text:c="4"/>/**</text:p>
      <text:p text:style-name="Code"><text:s text:c="5"/>* Allows subclasses to populate the input panel with</text:p>
      <text:p text:style-name="Code"><text:s text:c="5"/>* additional UI elements. <text:s/>The base implementation</text:p>
      <text:p text:style-name="Code"><text:s text:c="5"/>* simply adds the input text field to the center of the panel.</text:p>
      <text:p text:style-name="Code"><text:s text:c="5"/>*</text:p>
      <text:p text:style-name="Code"><text:s text:c="5"/>* @param panel the panel to populate</text:p>
      <text:p text:style-name="Code"><text:s text:c="5"/>*/</text:p>
      <text:p text:style-name="Code"><text:s text:c="4"/>protected void populateInputPanel(JPanel panel) {</text:p>
      <text:p text:style-name="Code"><text:s text:c="8"/>panel.add(inputField, BorderLayout.CENTER);</text:p>
      <text:p text:style-name="Code"><text:s text:c="4"/>}</text:p>
      <text:p text:style-name="Code"/>
      <text:p text:style-name="Code"><text:s text:c="4"/>/**</text:p>
      <text:p text:style-name="Code"><text:s text:c="5"/>* Appends the given message to the output text pane.</text:p>
      <text:p text:style-name="Code"><text:s text:c="5"/>*</text:p>
      <text:p text:style-name="Code"><text:s text:c="5"/>* @param x the message to append to the output text pane</text:p>
      <text:p text:style-name="Code"><text:s text:c="5"/>*/</text:p>
      <text:p text:style-name="Code"><text:s text:c="4"/>protected void appendOutput(String x) {</text:p>
      <text:p text:style-name="Code"><text:s text:c="8"/>outputArea.append(x + "\n");</text:p>
      <text:p text:style-name="Code"><text:s text:c="4"/>}</text:p>
      <text:p text:style-name="Code"/>
      <text:p text:style-name="Code"><text:s text:c="4"/>/**</text:p>
      <text:p text:style-name="Code"><text:s text:c="5"/>* Initiates asynchronous login to the SGS server specified by</text:p>
      <text:p text:style-name="Code"><text:s text:c="5"/>* the host and port properties.</text:p>
      <text:p text:style-name="Code"><text:s text:c="5"/>*/</text:p>
      <text:p text:style-name="Code"><text:s text:c="4"/>protected void login() {</text:p>
      <text:p text:style-name="Code"><text:s text:c="8"/>String host = System.getProperty(HOST_PROPERTY, DEFAULT_HOST);</text:p>
      <text:p text:style-name="Code"><text:s text:c="8"/>String port = System.getProperty(PORT_PROPERTY, DEFAULT_PORT);</text:p>
      <text:p text:style-name="Code"/>
      <text:p text:style-name="Code"><text:s text:c="8"/>try {</text:p>
      <text:p text:style-name="Code"><text:s text:c="12"/>Properties connectProps = new Properties();</text:p>
      <text:p text:style-name="Code"><text:s text:c="12"/>connectProps.put("host", host);</text:p>
      <text:p text:style-name="Code"><text:s text:c="12"/>connectProps.put("port", port);</text:p>
      <text:p text:style-name="Code"><text:s text:c="12"/>simpleClient.login(connectProps);</text:p>
      <text:p text:style-name="Code"><text:s text:c="8"/>} catch (Exception e) {</text:p>
      <text:p text:style-name="Code"><text:s text:c="12"/>e.printStackTrace();</text:p>
      <text:p text:style-name="Code"><text:s text:c="12"/>disconnected(false, e.getMessage());</text:p>
      <text:p text:style-name="Code"><text:s text:c="8"/>}</text:p>
      <text:p text:style-name="Code"><text:s text:c="4"/>}</text:p>
      <text:p text:style-name="Code"/>
      <text:p text:style-name="Code"><text:s text:c="4"/>/**</text:p>
      <text:p text:style-name="Code"><text:s text:c="5"/>* Displays the given string in this client's status bar.</text:p>
      <text:p text:style-name="Code"><text:s text:c="5"/>*</text:p>
      <text:p text:style-name="Code"><text:s text:c="5"/>* @param status the status message to set</text:p>
      <text:p text:style-name="Code"><text:s text:c="5"/>*/</text:p>
      <text:p text:style-name="Code"><text:s text:c="4"/>protected void setStatus(String status) {</text:p>
      <text:p text:style-name="Code"><text:s text:c="8"/>appendOutput("Status Set: " + status);</text:p>
      <text:p text:style-name="Code"><text:s text:c="8"/>statusLabel.setText("Status: " + status);</text:p>
      <text:p text:style-name="Code"><text:s text:c="4"/>}</text:p>
      <text:p text:style-name="Code"/>
      <text:p text:style-name="Code"><text:soft-page-break/><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link ByteBuffer} into a {@code String}.</text:p>
      <text:p text:style-name="Code"><text:s text:c="5"/>*</text:p>
      <text:p text:style-name="Code"><text:s text:c="5"/>* @param buf the {@code ByteBuffer} to decode</text:p>
      <text:p text:style-name="Code"><text:s text:c="5"/>* @return the decoded string</text:p>
      <text:p text:style-name="Code"><text:s text:c="5"/>*/</text:p>
      <text:p text:style-name="Code"><text:s text:c="4"/>protected static String decodeString(ByteBuffer buf) {</text:p>
      <text:p text:style-name="Code"><text:s text:c="8"/>try {</text:p>
      <text:p text:style-name="Code"><text:s text:c="12"/>byte[] bytes = new byte[buf.remaining()];</text:p>
      <text:p text:style-name="Code"><text:s text:c="12"/>buf.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Returns the user-supplied text from the input field, and clears</text:p>
      <text:p text:style-name="Code"><text:s text:c="5"/>* the field to prepare for more input.</text:p>
      <text:p text:style-name="Code"><text:s text:c="5"/>*</text:p>
      <text:p text:style-name="Code"><text:s text:c="5"/>* @return the user-supplied text from the input field</text:p>
      <text:p text:style-name="Code"><text:s text:c="5"/>*/</text:p>
      <text:p text:style-name="Code"><text:s text:c="4"/>protected String getInputText() {</text:p>
      <text:p text:style-name="Code"><text:s text:c="8"/>try {</text:p>
      <text:p text:style-name="Code"><text:s text:c="12"/>return inputField.getText();</text:p>
      <text:p text:style-name="Code"><text:s text:c="8"/>} finally {</text:p>
      <text:p text:style-name="Code"><text:s text:c="12"/>inputField.setText("");</text:p>
      <text:p text:style-name="Code"><text:s text:c="8"/>}</text:p>
      <text:p text:style-name="Code"><text:s text:c="4"/>}</text:p>
      <text:p text:style-name="Code"/>
      <text:p text:style-name="Code"><text:s text:c="4"/>// Implement SimpleClientListener</text:p>
      <text:p text:style-name="Code"/>
      <text:p text:style-name="Code"><text:s text:c="4"/>/**</text:p>
      <text:p text:style-name="Code"><text:s text:c="5"/>* {@inheritDoc}</text:p>
      <text:p text:style-name="Code"><text:s text:c="5"/>* &lt;p&gt;</text:p>
      <text:p text:style-name="Code"><text:s text:c="5"/>* Returns dummy credentials where user is "guest-&amp;lt;random&amp;gt;"</text:p>
      <text:p text:style-name="Code"><text:s text:c="5"/>* and the password is "guest." <text:s/>Real-world clients are likely</text:p>
      <text:p text:style-name="Code"><text:s text:c="5"/>* to pop up a login dialog to get these fields from the player.</text:p>
      <text:p text:style-name="Code"><text:s text:c="5"/>*/</text:p>
      <text:p text:style-name="Code"><text:s text:c="4"/>public PasswordAuthentication getPasswordAuthentication() {</text:p>
      <text:p text:style-name="Code"><text:s text:c="8"/>String player = "guest-" + random.nextInt(1000);</text:p>
      <text:p text:style-name="Code"><text:s text:c="8"/>setStatus("Logging in as " + player);</text:p>
      <text:p text:style-name="Code"><text:s text:c="8"/>String password = "guest";</text:p>
      <text:p text:style-name="Code"><text:s text:c="8"/>return new PasswordAuthentication(player, password.toCharArray());</text:p>
      <text:p text:style-name="Code"><text:s text:c="4"/>}</text:p>
      <text:p text:style-name="Code"/>
      <text:p text:style-name="Code"><text:s text:c="4"/>/**</text:p>
      <text:p text:style-name="Code"><text:soft-page-break/><text:s text:c="5"/>* {@inheritDoc}</text:p>
      <text:p text:style-name="Code"><text:s text:c="5"/>* &lt;p&gt;</text:p>
      <text:p text:style-name="Code"><text:s text:c="5"/>* Enables input and updates the status message on successful login.</text:p>
      <text:p text:style-name="Code"><text:s text:c="5"/>*/</text:p>
      <text:p text:style-name="Code"><text:s text:c="4"/>public void loggedIn() {</text:p>
      <text:p text:style-name="Code"><text:s text:c="8"/>inputPanel.setEnabled(true);</text:p>
      <text:p text:style-name="Code"><text:s text:c="8"/>setStatus("Logged in");</text:p>
      <text:p text:style-name="Code"><text:s text:c="4"/>}</text:p>
      <text:p text:style-name="Code"/>
      <text:p text:style-name="Code"><text:s text:c="4"/>/**</text:p>
      <text:p text:style-name="Code"><text:s text:c="5"/>* {@inheritDoc}</text:p>
      <text:p text:style-name="Code"><text:s text:c="5"/>* &lt;p&gt;</text:p>
      <text:p text:style-name="Code"><text:s text:c="5"/>* Updates the status message on failed login.</text:p>
      <text:p text:style-name="Code"><text:s text:c="5"/>*/</text:p>
      <text:p text:style-name="Code"><text:s text:c="4"/>public void loginFailed(String reason) {</text:p>
      <text:p text:style-name="Code"><text:s text:c="8"/>setStatus("Login failed: " + reason);</text:p>
      <text:p text:style-name="Code"><text:s text:c="4"/>}</text:p>
      <text:p text:style-name="Code"/>
      <text:p text:style-name="Code"><text:s text:c="4"/>/**</text:p>
      <text:p text:style-name="Code"><text:s text:c="5"/>* {@inheritDoc}</text:p>
      <text:p text:style-name="Code"><text:s text:c="5"/>* &lt;p&gt;</text:p>
      <text:p text:style-name="Code"><text:s text:c="5"/>* Disables input and updates the status message on disconnect.</text:p>
      <text:p text:style-name="Code"><text:s text:c="5"/>*/</text:p>
      <text:p text:style-name="Code"><text:s text:c="4"/>public void disconnected(boolean graceful, String reason) {</text:p>
      <text:p text:style-name="Code"><text:s text:c="8"/>inputPanel.setEnabled(false);</text:p>
      <text:p text:style-name="Code"><text:s text:c="8"/>setStatus("Disconnected: " + reason);</text:p>
      <text:p text:style-name="Code"><text:s text:c="4"/>}</text:p>
      <text:p text:style-name="Code"/>
      <text:p text:style-name="Code"><text:s text:c="4"/>/**</text:p>
      <text:p text:style-name="Code"><text:s text:c="5"/>* <text:s/>{@inheritDoc}</text:p>
      <text:p text:style-name="Code"><text:s text:c="5"/>*/</text:p>
      <text:p text:style-name="Code"><text:s text:c="4"/>public ClientChannelListener joinedChannel(ClientChannel channel) {</text:p>
      <text:p text:style-name="Code"><text:s text:c="8"/>return new NullClientChannelListener();</text:p>
      <text:p text:style-name="Code"><text:s text:c="4"/>}</text:p>
      <text:p text:style-name="Code"><text:s text:c="4"/>/**</text:p>
      <text:p text:style-name="Code"><text:s text:c="5"/>* {@inheritDoc}</text:p>
      <text:p text:style-name="Code"><text:s text:c="5"/>* &lt;p&gt;</text:p>
      <text:p text:style-name="Code"><text:s text:c="5"/>* Decodes the message data and adds it to the display.</text:p>
      <text:p text:style-name="Code"><text:s text:c="5"/>*/</text:p>
      <text:p text:style-name="Code"><text:s text:c="4"/>public void receivedMessage(ByteBuffer message) {</text:p>
      <text:p text:style-name="Code"><text:s text:c="8"/>appendOutput("Server sent: " + decodeString(message));</text:p>
      <text:p text:style-name="Code"><text:s text:c="4"/>}</text:p>
      <text:p text:style-name="Code"/>
      <text:p text:style-name="Code"><text:s text:c="4"/>/**</text:p>
      <text:p text:style-name="Code"><text:s text:c="5"/>* {@inheritDoc}</text:p>
      <text:p text:style-name="Code"><text:s text:c="5"/>* &lt;p&gt;</text:p>
      <text:p text:style-name="Code"><text:s text:c="5"/>* Updates the status message on successful reconnect.</text:p>
      <text:p text:style-name="Code"><text:s text:c="5"/>*/</text:p>
      <text:p text:style-name="Code"><text:s text:c="4"/>public void reconnected() {</text:p>
      <text:p text:style-name="Code"><text:s text:c="8"/>setStatus("reconnected");</text:p>
      <text:p text:style-name="Code"><text:s text:c="4"/>}</text:p>
      <text:p text:style-name="Code"/>
      <text:p text:style-name="Code"><text:s text:c="4"/>/**</text:p>
      <text:p text:style-name="Code"><text:s text:c="5"/>* {@inheritDoc}</text:p>
      <text:p text:style-name="Code"><text:s text:c="5"/>* &lt;p&gt;</text:p>
      <text:p text:style-name="Code"><text:s text:c="5"/>* Updates the status message when reconnection is attempted.</text:p>
      <text:p text:style-name="Code"><text:s text:c="5"/>*/</text:p>
      <text:p text:style-name="Code"><text:s text:c="4"/>public void reconnecting() {</text:p>
      <text:p text:style-name="Code"><text:s text:c="8"/>setStatus("reconnecting");</text:p>
      <text:p text:style-name="Code"><text:s text:c="4"/>}</text:p>
      <text:p text:style-name="Code"/>
      <text:p text:style-name="Code"><text:s text:c="4"/>// Implement ActionListener</text:p>
      <text:p text:style-name="Code"/>
      <text:p text:style-name="Code"><text:soft-page-break/><text:s text:c="4"/>/**</text:p>
      <text:p text:style-name="Code"><text:s text:c="5"/>* {@inheritDoc}</text:p>
      <text:p text:style-name="Code"><text:s text:c="5"/>* &lt;p&gt;</text:p>
      <text:p text:style-name="Code"><text:s text:c="5"/>* Encodes the string entered by the user and sends it to the server.</text:p>
      <text:p text:style-name="Code"><text:s text:c="5"/>*/</text:p>
      <text:p text:style-name="Code"><text:s text:c="4"/>public void actionPerformed(ActionEvent event) {</text:p>
      <text:p text:style-name="Code"><text:s text:c="8"/>if (!<text:change-end text:change-id="ct142096880"/><text:change text:change-id="ct148840504"/><text:change-start text:change-id="ct148840632"/>simpleClient.isConnected())<text:change-end text:change-id="ct148840632"/><text:change-start text:change-id="ct148813888"/> {<text:change-end text:change-id="ct148813888"/><text:change-start text:change-id="ct144387912"/></text:p>
      <text:p text:style-name="Code"><text:s text:c="12"/>return;<text:change-end text:change-id="ct144387912"/><text:change-start text:change-id="ct148787440"/></text:p>
      <text:p text:style-name="Code"><text:change-end text:change-id="ct148787440"/><text:change-start text:change-id="ct148536112"/><text:s text:c="8"/>}<text:change-end text:change-id="ct148536112"/><text:change-start text:change-id="ct142426096"/></text:p>
      <text:p text:style-name="Code"/>
      <text:p text:style-name="Code"><text:s text:c="8"/>String text = getInputText();</text:p>
      <text:p text:style-name="Code"><text:s text:c="8"/>send(text);</text:p>
      <text:p text:style-name="Code"><text:s text:c="4"/>}</text:p>
      <text:p text:style-name="Code"/>
      <text:p text:style-name="Code"><text:s text:c="4"/>/**</text:p>
      <text:p text:style-name="Code"><text:s text:c="5"/>* Encodes the given text and sends it to the server.</text:p>
      <text:p text:style-name="Code"><text:s text:c="5"/>* </text:p>
      <text:p text:style-name="Code"><text:s text:c="5"/>* @param text the text to send.</text:p>
      <text:p text:style-name="Code"><text:s text:c="5"/>*/</text:p>
      <text:p text:style-name="Code"><text:s text:c="4"/>protected void send(String text) {</text:p>
      <text:p text:style-name="Code"><text:s text:c="8"/>try {</text:p>
      <text:p text:style-name="Code"><text:s text:c="12"/>ByteBuffer message = encodeString(text);</text:p>
      <text:p text:style-name="Code"><text:s text:c="12"/>simpleClient.send(message);</text:p>
      <text:p text:style-name="Code"><text:s text:c="8"/>} catch (Exception e) {</text:p>
      <text:p text:style-name="Code"><text:s text:c="12"/>e.printStackTrace();</text:p>
      <text:p text:style-name="Code"><text:s text:c="8"/>}</text:p>
      <text:p text:style-name="Code"><text:s text:c="4"/>}</text:p>
      <text:p text:style-name="Code"><text:s text:c="4"/></text:p>
      <text:p text:style-name="Code"><text:s text:c="4"/>/**</text:p>
      <text:p text:style-name="Code"><text:s text:c="5"/>* <text:s/>A ClientChannelListener that does nothing at all (this basic</text:p>
      <text:p text:style-name="Code"><text:s text:c="5"/>* <text:s/>client does not support channels).</text:p>
      <text:p text:style-name="Code"><text:s text:c="5"/>*/</text:p>
      <text:p text:style-name="Code"><text:s text:c="4"/>private static class NullClientChannelListener </text:p>
      <text:p text:style-name="Code"><text:s text:c="12"/>implements ClientChannelListener </text:p>
      <text:p text:style-name="Code"><text:s text:c="4"/>{</text:p>
      <text:p text:style-name="Code"><text:s text:c="8"/>/** {@inheritDoc} */</text:p>
      <text:p text:style-name="Code"><text:s text:c="8"/>public void leftChannel(ClientChannel channel) { </text:p>
      <text:p text:style-name="Code"><text:s text:c="12"/>System.out.println("Unexepected call to leftChannel");</text:p>
      <text:p text:style-name="Code"><text:s text:c="8"/>}</text:p>
      <text:p text:style-name="Code"><text:s text:c="8"/>/** {@inheritDoc} */</text:p>
      <text:p text:style-name="Code"><text:s text:c="8"/></text:p>
      <text:p text:style-name="Code"><text:s text:c="8"/>public void receivedMessage(ClientChannel channel, ByteBuffer message) {</text:p>
      <text:p text:style-name="Code"><text:s text:c="12"/>System.out.println("Unexepected call to receivedMessage");</text:p>
      <text:p text:style-name="Code"><text:s text:c="12"/></text:p>
      <text:p text:style-name="Code"><text:s text:c="8"/>}</text:p>
      <text:p text:style-name="Code"><text:s text:c="4"/>}</text:p>
      <text:p text:style-name="Code">}<text:change-end text:change-id="ct142426096"/><text:change-start text:change-id="ct142421952"/></text:p>
      <text:h text:style-name="Heading_20_1" text:outline-level="1"><text:change-end text:change-id="ct142421952"/><text:change text:change-id="ct142422048"/>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3">N</text:span> participating clients who can send and receive messages. Clients are made participants of the channel by being joined to it by the server. A client may be joined to many channels at once. <text:s/><text:change text:change-id="ct142424376"/></text:p>
      <text:p text:style-name="Text_20_body">Server applications are in control of channels. They are the ones who create the channel, add users to it, or remove users from it. <text:change-start text:change-id="ct142423832"/>Clients <text:change-end text:change-id="ct142423832"/><text:change-start text:change-id="ct142424888"/>can send requests to the server to be added or removed from channels, and <text:span text:style-name="T23">can request that a message be sent to the channel. </text:span><text:change-end text:change-id="ct142424888"/>Server applications can <text:change-start text:change-id="ct142420496"/>choose to listen to packets sent on the channel to decide if they should be modified or discarded<text:change-end text:change-id="ct142420496"/><text:change text:change-id="ct142425232"/><text:change text:change-id="ct142425136"/><text:change text:change-id="ct142424248"/>. <text:s/><text:change text:change-id="ct142424608"/></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SimpleClientListener</text:span> interface: <text:span text:style-name="T1">joinedChannel</text:span>. The <text:span text:style-name="T1">joinedChannel</text:span> callback receives a <text:span text:style-name="T1">ClientChannel</text:span> object as its one parameter. The client application should save this object, since this is its interface for sending messages on the channel.</text:p>
      <text:p text:style-name="Text_20_body">The <text:span text:style-name="T1">SimpleClient</text:span> expects this callback to return an object that implements the <text:span text:style-name="T1">ClientChannelListener</text:span> interface. This interface has two methods on it, <text:span text:style-name="T1">receivedMessage</text:span> and <text:span text:style-name="T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joinedChannel</text:span> from our second sample client application, <text:span text:style-name="T1">HelloChannelClient</text:span>. <text:s/>This client adds a combo box to the left of the input field in <text:span text:style-name="T1">HelloUserClient</text:span> so you can select if the input is sent directly to the server or to one of the channels the server has joined you to. You can use the server application called <text:span text:style-name="T1">HelloChannels</text:span> (described in Lesson 6 of the <text:span text:style-name="T3">Project Darkstar Server Application Tutorial</text:span><text:span text:style-name="T18">) </text:span>to test this client. This server application creates two channels, <text:change text:change-id="ct142431000"/><text:change-start text:change-id="ct142432712"/><text:span text:style-name="T1">F</text:span><text:change-end text:change-id="ct142432712"/><text:change-start text:change-id="ct142431880"/><text:span text:style-name="T1">oo</text:span><text:change-end text:change-id="ct142431880"/> and <text:change text:change-id="ct142432136"/><text:change-start text:change-id="ct142433152"/><text:span text:style-name="T1">B</text:span><text:change-end text:change-id="ct142433152"/><text:change-start text:change-id="ct142434744"/><text:span text:style-name="T1">ar</text:span><text:change-end text:change-id="ct142434744"/><text:span text:style-name="T14">,</text:span> and automatically joins all users to them.</text:p>
      <text:p text:style-name="P15">public ClientChannelListener joinedChannel(ClientChannel channel) {</text:p>
      <text:p text:style-name="P2"><text:s text:c="4"/><text:change text:change-id="ct142430072"/><text:change-start text:change-id="ct142424080"/>String channelName = channel.getName();</text:p>
      <text:p text:style-name="P2"><text:s text:c="4"/>channelsByName.put(channelName, channel);</text:p>
      <text:p text:style-name="P2"><text:s text:c="4"/>appendOutput("Joined to channel " + channelName);</text:p>
      <text:p text:style-name="P2"><text:s text:c="4"/>channelSelectorModel.addElement(channelName);</text:p>
      <text:p text:style-name="P2"><text:s text:c="4"/>return new HelloChannelListener();<text:change-end text:change-id="ct142424080"/></text:p>
      <text:p text:style-name="P2">}</text:p>
      <text:p text:style-name="Code"/>
      <text:p text:style-name="Text_20_body">The complete implementation of <text:span text:style-name="T1">HelloChannelClient</text:span> can be found at the end of this lesson.</text:p>
      <text:h text:style-name="Heading_20_2" text:outline-level="2">Sending and Receiving Channel Messages</text:h>
      <text:p text:style-name="Text_20_body">Once you have processed the <text:span text:style-name="T1">joinedChannel</text:span> callback, sending and receiving channel messages is just about as easy as client/server messages. To send a message on a channel, you use <text:change text:change-id="ct142431408"/>the <text:span text:style-name="T1">send</text:span> method<text:change text:change-id="ct141612832"/><text:change-start text:change-id="ct142427568"/>, which<text:change-end text:change-id="ct142427568"/> just takes a <text:soft-page-break/>byte buffer and broadcasts it to all users who are currently joined to the channel. This is how it is used in <text:span text:style-name="T1">HelloChannelClient</text:span>:</text:p>
      <text:p text:style-name="P14"><text:span text:style-name="T21">ClientChannel</text:span><text:span text:style-name="T22"> channel = channelsByName.get(channelName);</text:span></text:p>
      <text:p text:style-name="P16">channel.send(message);</text:p>
      <text:p text:style-name="P3"><text:change text:change-id="ct142431096"/></text:p>
      <text:p text:style-name="Text_20_body">The <text:span text:style-name="T1">receivedMessage</text:span> callback on the <text:span text:style-name="T1">C</text:span><text:change-start text:change-id="ct141613536"/><text:span text:style-name="T1">lientC</text:span><text:change-end text:change-id="ct141613536"/><text:span text:style-name="T1">hannelListener</text:span> has <text:change text:change-id="ct142429888"/><text:change-start text:change-id="ct142424704"/>two<text:change-end text:change-id="ct142424704"/> parameters: <text:s/></text:p>
      <text:list text:style-name="L2">
        <text:list-item text:start-value="1">
          <text:p text:style-name="P6"><text:change text:change-id="ct142432992"/><text:change-start text:change-id="ct142422144"/>A<text:change-end text:change-id="ct142422144"/> <text:span text:style-name="T1">C</text:span><text:change-start text:change-id="ct141274680"/><text:span text:style-name="T1">lientC</text:span><text:change-end text:change-id="ct141274680"/><text:span text:style-name="T1">hannel</text:span> object that represents the channel on which the message was received. <text:s/><text:change text:change-id="ct141277584"/></text:p>
        </text:list-item>
        <text:list-item>
          <text:p text:style-name="P6"><text:change text:change-id="ct142430168"/><text:change-start text:change-id="ct141613088"/>T<text:change-end text:change-id="ct141613088"/>he actual data sent. <text:s/></text:p>
        </text:list-item>
      </text:list>
      <text:p text:style-name="Text_20_body">Below is the entire code for <text:span text:style-name="T1">HelloChannelClient</text:span>, including the <text:span text:style-name="T1">HelloChannelListener</text:span> implementation, which is implemented as an inner class of <text:span text:style-name="T1">HelloChannelClients</text:span><text:span text:style-name="T14">. <text:s/>You should use the </text:span><text:span text:style-name="T1">HelloChannels</text:span><text:span text:style-name="T14">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tutorial-client.jar</text:span> file. To run <text:span text:style-name="T1">HelloChannelClient</text:span> from the jar file:</text:p>
      <text:list text:style-name="L6">
        <text:list-item>
          <text:p text:style-name="P38">Change your working directory to the <text:span text:style-name="T1">tutorial</text:span> directory in the Project Darkstar Client SDK directory..</text:p>
        </text:list-item>
        <text:list-item>
          <text:p text:style-name="P38">Type the following command line:</text:p>
        </text:list-item>
      </text:list>
      <text:list text:style-name="L7">
        <text:list-header>
          <text:p text:style-name="P44">For Win32: </text:p>
          <text:p text:style-name="P47">java -cp tutorial-client.jar;..\lib\sgs-client.jar com.sun.sgs.tutorial.client.lesson2.HelloChannelClient</text:p>
          <text:p text:style-name="P43">For Unix: </text:p>
          <text:p text:style-name="P47">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text:change text:change-id="ct142447768"/><text:change-start text:change-id="ct142468056"/>/*</text:p>
      <text:p text:style-name="Code"><text:s/>* Copyright (c) 2007-200<text:change-end text:change-id="ct142468056"/><text:change text:change-id="ct148852784"/><text:change-start text:change-id="ct149100872"/>9<text:change-end text:change-id="ct149100872"/><text:change-start text:change-id="ct148865600"/>,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oft-page-break/><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2;</text:p>
      <text:p text:style-name="Code"/>
      <text:p text:style-name="Code">import java.awt.BorderLayout;</text:p>
      <text:p text:style-name="Code">import java.awt.event.ActionEvent;</text:p>
      <text:p text:style-name="Code">import java.nio.ByteBuffer;</text:p>
      <text:p text:style-name="Code">import java.util.HashMap;</text:p>
      <text:p text:style-name="Code">import java.util.Map;</text:p>
      <text:p text:style-name="Code">import java.util.concurrent.atomic.AtomicInteger;</text:p>
      <text:p text:style-name="Code"/>
      <text:p text:style-name="Code">import javax.swing.DefaultComboBoxModel;</text:p>
      <text:p text:style-name="Code">import javax.swing.JComboBox;</text:p>
      <text:p text:style-name="Code">import javax.swing.JPanel;</text:p>
      <text:p text:style-name="Code"/>
      <text:p text:style-name="Code">import com.sun.sgs.client.ClientChannel;</text:p>
      <text:p text:style-name="Code">import com.sun.sgs.client.ClientChannelListener;</text:p>
      <text:p text:style-name="Code">import com.sun.sgs.tutorial.client.lesson1.HelloUserClient;</text:p>
      <text:p text:style-name="Code"/>
      <text:p text:style-name="Code">/**</text:p>
      <text:p text:style-name="Code"><text:s/>* A simple GUI client that interacts with an SGS server-side app using</text:p>
      <text:p text:style-name="Code"><text:s/>* both direct messaging and channel broadcasts.</text:p>
      <text:p text:style-name="Code"><text:s/>* &lt;p&gt;</text:p>
      <text:p text:style-name="Code"><text:s/>* It presents a basic chat interface with an output area and input</text:p>
      <text:p text:style-name="Code"><text:s/>* field, and adds a channel selector to allow the user to choose which</text:p>
      <text:p text:style-name="Code"><text:s/>* method is used for sending data.</text:p>
      <text:p text:style-name="Code"><text:s/>*</text:p>
      <text:p text:style-name="Code"><text:s/>* @see HelloUserClient for a description of the properties understood</text:p>
      <text:p text:style-name="Code"><text:s/>* <text:s text:c="5"/>by this client.</text:p>
      <text:p text:style-name="Code"><text:s/>*/</text:p>
      <text:p text:style-name="Code">public class HelloChannelClient extends HelloUserClient</text:p>
      <text:p text:style-name="Code">{</text:p>
      <text:p text:style-name="Code"><text:s text:c="4"/>/** The version of the serialized form of this class. */</text:p>
      <text:p text:style-name="Code"><text:s text:c="4"/>private static final long serialVersionUID = 1L;</text:p>
      <text:p text:style-name="Code"/>
      <text:p text:style-name="Code"><text:s text:c="4"/>/** Map that associates a channel name with a {@link ClientChannel}. */</text:p>
      <text:p text:style-name="Code"><text:s text:c="4"/>protected final Map&lt;String, ClientChannel&gt; channelsByName =</text:p>
      <text:p text:style-name="Code"><text:s text:c="8"/>new HashMap&lt;String, ClientChannel&gt;();</text:p>
      <text:p text:style-name="Code"/>
      <text:p text:style-name="Code"><text:s text:c="4"/>/** The UI selector among direct messaging and different channels. */</text:p>
      <text:p text:style-name="Code"><text:s text:c="4"/>protected JComboBox channelSelector;</text:p>
      <text:p text:style-name="Code"/>
      <text:p text:style-name="Code"><text:s text:c="4"/>/** The data model for the channel selector. */</text:p>
      <text:p text:style-name="Code"><text:s text:c="4"/>protected DefaultComboBoxModel channelSelectorModel;</text:p>
      <text:p text:style-name="Code"/>
      <text:p text:style-name="Code"><text:s text:c="4"/>/** Sequence generator for counting channels. */</text:p>
      <text:p text:style-name="Code"><text:s text:c="4"/>protected final AtomicInteger channelNumberSequence =</text:p>
      <text:p text:style-name="Code"><text:s text:c="8"/>new AtomicInteger(1);</text:p>
      <text:p text:style-name="Code"/>
      <text:p text:style-name="Code"><text:s text:c="4"/>// Main</text:p>
      <text:p text:style-name="Code"/>
      <text:p text:style-name="Code"><text:s text:c="4"/>/**</text:p>
      <text:p text:style-name="Code"><text:s text:c="5"/>* Runs an instance of this client.</text:p>
      <text:p text:style-name="Code"><text:soft-page-break/><text:s text:c="5"/>*</text:p>
      <text:p text:style-name="Code"><text:s text:c="5"/>* @param args the command-line arguments (unused)</text:p>
      <text:p text:style-name="Code"><text:s text:c="5"/>*/</text:p>
      <text:p text:style-name="Code"><text:s text:c="4"/>public static void main(String[] args) {</text:p>
      <text:p text:style-name="Code"><text:s text:c="8"/>new HelloChannelClient().login();</text:p>
      <text:p text:style-name="Code"><text:s text:c="4"/>}</text:p>
      <text:p text:style-name="Code"/>
      <text:p text:style-name="Code"><text:s text:c="4"/>// HelloChannelClient methods</text:p>
      <text:p text:style-name="Code"/>
      <text:p text:style-name="Code"><text:s text:c="4"/>/**</text:p>
      <text:p text:style-name="Code"><text:s text:c="5"/>* Creates a new client UI.</text:p>
      <text:p text:style-name="Code"><text:s text:c="5"/>*/</text:p>
      <text:p text:style-name="Code"><text:s text:c="4"/>public HelloChannelClient() {</text:p>
      <text:p text:style-name="Code"><text:s text:c="8"/>super(HelloChannelClient.class.getSimpleName());</text:p>
      <text:p text:style-name="Code"><text:s text:c="4"/>}</text:p>
      <text:p text:style-name="Code"/>
      <text:p text:style-name="Code"><text:s text:c="4"/>/**</text:p>
      <text:p text:style-name="Code"><text:s text:c="5"/>* {@inheritDoc}</text:p>
      <text:p text:style-name="Code"><text:s text:c="5"/>* &lt;p&gt;</text:p>
      <text:p text:style-name="Code"><text:s text:c="5"/>* This implementation adds a channel selector component next</text:p>
      <text:p text:style-name="Code"><text:s text:c="5"/>* to the input text field to allow users to choose between</text:p>
      <text:p text:style-name="Code"><text:s text:c="5"/>* direct-to-server messages and channel broadcasts.</text:p>
      <text:p text:style-name="Code"><text:s text:c="5"/>*/</text:p>
      <text:p text:style-name="Code"><text:s text:c="4"/>@Override</text:p>
      <text:p text:style-name="Code"><text:s text:c="4"/>protected void populateInputPanel(JPanel panel) {</text:p>
      <text:p text:style-name="Code"><text:s text:c="8"/>super.populateInputPanel(panel);</text:p>
      <text:p text:style-name="Code"/>
      <text:p text:style-name="Code"><text:s text:c="8"/>channelSelectorModel = new DefaultComboBoxModel();</text:p>
      <text:p text:style-name="Code"><text:s text:c="8"/>channelSelectorModel.addElement("&lt;DIRECT&gt;");</text:p>
      <text:p text:style-name="Code"><text:s text:c="8"/>channelSelector = new JComboBox(channelSelectorModel);</text:p>
      <text:p text:style-name="Code"><text:s text:c="8"/>channelSelector.setFocusable(false);</text:p>
      <text:p text:style-name="Code"><text:s text:c="8"/>panel.add(channelSelector, BorderLayout.WEST);</text:p>
      <text:p text:style-name="Code"><text:s text:c="4"/>}</text:p>
      <text:p text:style-name="Code"/>
      <text:p text:style-name="Code"><text:s text:c="4"/>/**</text:p>
      <text:p text:style-name="Code"><text:s text:c="5"/>* {@inheritDoc}</text:p>
      <text:p text:style-name="Code"><text:s text:c="5"/>* &lt;p&gt;</text:p>
      <text:p text:style-name="Code"><text:s text:c="5"/>* Returns a listener that formats and displays received channel</text:p>
      <text:p text:style-name="Code"><text:s text:c="5"/>* messages in the output text pane.</text:p>
      <text:p text:style-name="Code"><text:s text:c="5"/>*/</text:p>
      <text:p text:style-name="Code"><text:s text:c="4"/>@Override</text:p>
      <text:p text:style-name="Code"><text:s text:c="4"/>public ClientChannelListener joinedChannel(ClientChannel channel) {</text:p>
      <text:p text:style-name="Code"><text:s text:c="8"/>String channelName = channel.getName();</text:p>
      <text:p text:style-name="Code"><text:s text:c="8"/>channelsByName.put(channelName, channel);</text:p>
      <text:p text:style-name="Code"><text:s text:c="8"/>appendOutput("Joined to channel " + channelName);</text:p>
      <text:p text:style-name="Code"><text:s text:c="8"/>channelSelectorModel.addElement(channelName);</text:p>
      <text:p text:style-name="Code"><text:s text:c="8"/>return new HelloChannelListener();</text:p>
      <text:p text:style-name="Code"><text:s text:c="4"/>}</text:p>
      <text:p text:style-name="Code"/>
      <text:p text:style-name="Code"><text:s text:c="4"/>/**</text:p>
      <text:p text:style-name="Code"><text:s text:c="5"/>* {@inheritDoc}</text:p>
      <text:p text:style-name="Code"><text:s text:c="5"/>*/</text:p>
      <text:p text:style-name="Code"><text:s text:c="4"/>@Override</text:p>
      <text:p text:style-name="Code"><text:s text:c="4"/>public void actionPerformed(ActionEvent event) {</text:p>
      <text:p text:style-name="Code"><text:s text:c="8"/>if (!<text:change-end text:change-id="ct148865600"/><text:change text:change-id="ct148912944"/><text:change-start text:change-id="ct148912520"/>simpleClient.isConnected())<text:change-end text:change-id="ct148912520"/><text:change-start text:change-id="ct149064256"/> {<text:change-end text:change-id="ct149064256"/><text:change-start text:change-id="ct150482008"/></text:p>
      <text:p text:style-name="Code"><text:s text:c="12"/>return;<text:change-end text:change-id="ct150482008"/><text:change-start text:change-id="ct148876104"/></text:p>
      <text:p text:style-name="Code"><text:s text:c="8"/>}<text:change-end text:change-id="ct148876104"/><text:change-start text:change-id="ct148878904"/></text:p>
      <text:p text:style-name="Code"/>
      <text:p text:style-name="Code"><text:s text:c="8"/>String text = getInputText();</text:p>
      <text:p text:style-name="Code"><text:s text:c="8"/>String channelName =</text:p>
      <text:p text:style-name="Code"><text:s text:c="12"/>(String) channelSelector.getSelectedItem();</text:p>
      <text:p text:style-name="Code"><text:s text:c="8"/>if (channelName.equalsIgnoreCase("&lt;DIRECT&gt;")) {</text:p>
      <text:p text:style-name="Code"><text:s text:c="12"/>send(text);</text:p>
      <text:p text:style-name="Code"><text:soft-page-break/><text:s text:c="8"/>} else {</text:p>
      <text:p text:style-name="Code"><text:s text:c="12"/>ClientChannel channel = channelsByName.get(channelName);</text:p>
      <text:p text:style-name="Code"><text:s text:c="12"/>try {</text:p>
      <text:p text:style-name="Code"><text:s text:c="16"/>channel.send(encodeString(text));</text:p>
      <text:p text:style-name="Code"><text:s text:c="12"/>} catch (Exception e) {</text:p>
      <text:p text:style-name="Code"><text:s text:c="16"/>e.printStackTrace();</text:p>
      <text:p text:style-name="Code"><text:s text:c="12"/>}</text:p>
      <text:p text:style-name="Code"><text:s text:c="8"/>}</text:p>
      <text:p text:style-name="Code"><text:s text:c="4"/>}</text:p>
      <text:p text:style-name="Code"><text:s text:c="4"/></text:p>
      <text:p text:style-name="Code"><text:s text:c="4"/>/**</text:p>
      <text:p text:style-name="Code"><text:s text:c="5"/>* A simple listener for channel events.</text:p>
      <text:p text:style-name="Code"><text:s text:c="5"/>*/</text:p>
      <text:p text:style-name="Code"><text:s text:c="4"/>public class HelloChannelListener</text:p>
      <text:p text:style-name="Code"><text:s text:c="8"/>implements ClientChannelListener</text:p>
      <text:p text:style-name="Code"><text:s text:c="4"/>{</text:p>
      <text:p text:style-name="Code"><text:s text:c="8"/>/**</text:p>
      <text:p text:style-name="Code"><text:s text:c="9"/>* An example of per-channel state, recording the number of</text:p>
      <text:p text:style-name="Code"><text:s text:c="9"/>* channel joins when the client joined this channel.</text:p>
      <text:p text:style-name="Code"><text:s text:c="9"/>*/</text:p>
      <text:p text:style-name="Code"><text:s text:c="8"/>private final int channelNumber;</text:p>
      <text:p text:style-name="Code"/>
      <text:p text:style-name="Code"><text:s text:c="8"/>/**</text:p>
      <text:p text:style-name="Code"><text:s text:c="9"/>* Creates a new {@code HelloChannelListener}. Note that</text:p>
      <text:p text:style-name="Code"><text:s text:c="9"/>* the listener will be given the channel on its callback</text:p>
      <text:p text:style-name="Code"><text:s text:c="9"/>* methods, so it does not need to record the channel as</text:p>
      <text:p text:style-name="Code"><text:s text:c="9"/>* state during the join.</text:p>
      <text:p text:style-name="Code"><text:s text:c="9"/>*/</text:p>
      <text:p text:style-name="Code"><text:s text:c="8"/>public HelloChannelListener() {</text:p>
      <text:p text:style-name="Code"><text:s text:c="12"/>channelNumber = channelNumberSequence.getAndIncrement();</text:p>
      <text:p text:style-name="Code"><text:s text:c="8"/>}</text:p>
      <text:p text:style-name="Code"/>
      <text:p text:style-name="Code"><text:s text:c="8"/>/**</text:p>
      <text:p text:style-name="Code"><text:s text:c="9"/>* {@inheritDoc}</text:p>
      <text:p text:style-name="Code"><text:s text:c="9"/>* &lt;p&gt;</text:p>
      <text:p text:style-name="Code"><text:s text:c="9"/>* Displays a message when this client leaves a channel.</text:p>
      <text:p text:style-name="Code"><text:s text:c="9"/>*/</text:p>
      <text:p text:style-name="Code"><text:s text:c="8"/>public void leftChannel(ClientChannel channel) {</text:p>
      <text:p text:style-name="Code"><text:s text:c="12"/>appendOutput("Removed from channel " + channel.getName());</text:p>
      <text:p text:style-name="Code"><text:s text:c="8"/>}</text:p>
      <text:p text:style-name="Code"/>
      <text:p text:style-name="Code"><text:s text:c="8"/>/**</text:p>
      <text:p text:style-name="Code"><text:s text:c="9"/>* {@inheritDoc}</text:p>
      <text:p text:style-name="Code"><text:s text:c="9"/>* &lt;p&gt;</text:p>
      <text:p text:style-name="Code"><text:s text:c="9"/>* Formats and displays messages received on a channel.</text:p>
      <text:p text:style-name="Code"><text:s text:c="9"/>*/</text:p>
      <text:p text:style-name="Code"><text:s text:c="8"/>public void receivedMessage(ClientChannel channel, ByteBuffer message) {</text:p>
      <text:p text:style-name="Code"><text:s text:c="12"/>appendOutput("[" + channel.getName() + "/ " + channelNumber +</text:p>
      <text:p text:style-name="Code"><text:s text:c="16"/>"] " + decodeString(message));</text:p>
      <text:p text:style-name="Code"><text:s text:c="8"/>}</text:p>
      <text:p text:style-name="Code"><text:s text:c="4"/>}</text:p>
      <text:p text:style-name="Code"/>
      <text:p text:style-name="Code">}<text:change-end text:change-id="ct148878904"/><text:line-break/></text:p>
      <text:h text:style-name="P50"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change text:change-id="ct142468832"/></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page-number="auto"/>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06-16T14:49:29">06/16/09</text:date></text:span><text:span text:style-name="T1"><text:tab/></text:span><text:span text:style-name="T2"><text:page-number text:select-page="current">1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5</text:page-number></text:span><text:span text:style-name="T1"><text:tab/></text:span><text:span text:style-name="T1"><text:date style:data-style-name="N37" text:date-value="2009-06-16T14:49:29">06/16/09</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9-06-16T14:49:29">06/16/09</text:date></text:span><text:span text:style-name="T1"><text:tab/></text:span><text:span text:style-name="T2"><text:page-number text:select-page="current">15</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9-06-16T14:49:29">06/16/09</text:date><text:tab/><text:page-number text:select-page="current">15</text:page-number></text:p>
      </style:footer>
    </style:master-page>
    <style:master-page style:name="TitlePage" style:page-layout-name="pm7" style:next-style-name="FrontMatter">
      <style:footer>
        <text:p text:style-name="Footer"><text:tab/><text:tab/><text:date style:data-style-name="N37" text:date-value="2009-06-16T14:49:29">06/16/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subject>Darkstar Doc template</dc:subject>
    <meta:creation-date>2007-02-06T12:47:27</meta:creation-date>
    <dc:creator>Owen Kellett</dc:creator>
    <dc:date>2009-06-16T14:49:29</dc:date>
    <meta:print-date>2007-07-17T17:32:15</meta:print-date>
    <dc:language>en-US</dc:language>
    <meta:editing-cycles>104</meta:editing-cycles>
    <meta:editing-duration>PT12H5M6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1" meta:paragraph-count="701" meta:word-count="6579" meta:character-count="55734"/>
  </office:meta>
</office:document-meta>
</file>